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HERNANDEZ URRIBURU, DIN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YURINAKI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4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HERNANDEZ URRIBURU, DIN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FR ROJO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4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4T17:22:17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